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CAPNV+CMBX12" svg:font-family="DCAPNV+CMBX12"/>
    <style:font-face style:name="Lucidasans1" svg:font-family="Lucidasans"/>
    <style:font-face style:name="SZPZAA+CMMI12" svg:font-family="SZPZAA+CMMI12"/>
    <style:font-face style:name="WPXKLL+CMR12" svg:font-family="WPXKLL+CMR12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DCAPNV+CMBX12" fo:font-size="10pt" style:font-name-asian="DCAPNV+CMBX12" style:font-size-asian="10pt" style:font-name-complex="DCAPNV+CMBX12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DCAPNV+CMBX12" fo:font-size="25pt" style:font-name-asian="DCAPNV+CMBX12" style:font-size-asian="25pt" style:font-name-complex="DCAPNV+CMBX12" style:font-size-complex="2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DCAPNV+CMBX12" fo:font-size="12pt" style:font-name-asian="DCAPNV+CMBX12" style:font-size-asian="12pt" style:font-name-complex="DCAPNV+CMBX12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WPXKLL+CMR12" fo:font-size="12pt" style:font-name-asian="WPXKLL+CMR12" style:font-size-asian="12pt" style:font-name-complex="WPXKLL+CMR12" style:font-size-complex="12pt"/>
    </style:style>
    <style:style style:name="T1" style:family="text">
      <style:text-properties style:font-name="WPXKLL+CMR12" fo:font-size="12pt" style:font-name-asian="WPXKLL+CMR12" style:font-size-asian="12pt" style:font-name-complex="WPXKLL+CMR12" style:font-size-complex="12pt"/>
    </style:style>
    <style:style style:name="T2" style:family="text">
      <style:text-properties style:font-name="SZPZAA+CMMI12" fo:font-size="12pt" style:font-name-asian="SZPZAA+CMMI12" style:font-size-asian="12pt" style:font-name-complex="SZPZAA+CMMI12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目次案</text:p>
      <text:p text:style-name="P2">Contents</text:p>
      <text:p text:style-name="P3">Abstract i</text:p>
      <text:p text:style-name="P3">Acknowledgment iii</text:p>
      <text:p text:style-name="P3">1 Introduction 1</text:p>
      <text:p text:style-name="P4">1.1 Background . . . . . . . . . . . . . . . . . . . . . . . . . . . . 1</text:p>
      <text:p text:style-name="P4">1.2 Objectives and Contributions . . . . . . . . . . . . . . . . . . 1</text:p>
      <text:p text:style-name="P4">1.3 Outline . . . . . . . . . . . . . . . . . . . . . . . . . . . . . . . 1</text:p>
      <text:p text:style-name="P3">2 Preliminaries 3</text:p>
      <text:p text:style-name="P4">2.1 Evolutionary Algorithms based on Probability Models . . . . . 3</text:p>
      <text:p text:style-name="P4">2.1.1 Estimation of Distribution Algorithm (EDA) . . . . . . 3</text:p>
      <text:p text:style-name="P4">2.1.2 Cross Entropy method (CE) . . . . . . . . . . . . . . . 5</text:p>
      <text:p text:style-name="P4">2.1.3 Comparison between EDA and CE . . . . . . . . . . . 5</text:p>
      <text:p text:style-name="P4">2.2 Related Works . . . . . . . . . . . . . . . . . . . . . . . . . . . 6</text:p>
      <text:p text:style-name="P4">2.2.1 Statistical Estimation Methods . . . . . . . . . . . . . 6</text:p>
      <text:p text:style-name="P4">2.2.2 Heuristic Population Mechanisms . . . . . . . . . . . . 8</text:p>
      <text:p text:style-name="P3">3 Benchmark Problems 11</text:p>
      <text:p text:style-name="P4">3.1 Discrete . . . . . . . . . . . . . . . . . . . . . . . . . . . . . . 11</text:p>
      <text:p text:style-name="P4">3.1.1 Onemax . . . . . . . . . . . . . . . . . . . . . . . . . . 11</text:p>
      <text:p text:style-name="P4">3.1.2 1D Ising model . . . . . . . . . . . . . . . . . . . . . . 11</text:p>
      <text:p text:style-name="P4">3.1.3 2D Ising model . . . . . . . . . . . . . . . . . . . . . . 11</text:p>
      <text:p text:style-name="P4">3.1.4 Adding Noise . . . . . . . . . . . . . . . . . . . . . . . 12</text:p>
      <text:p text:style-name="P4">3.2 Continuous . . . . . . . . . . . . . . . . . . . . . . . . . . . . 13</text:p>
      <text:p text:style-name="P4">3.2.1 Rosenbrock . . . . . . . . . . . . . . . . . . . . . . . . 13</text:p>
      <text:p text:style-name="P4">3.2.2 Rastrigin . . . . . . . . . . . . . . . . . . . . . . . . . . 13</text:p>
      <text:p text:style-name="P3">4 Maintaining Historical Samples 15</text:p>
      <text:p text:style-name="P4">4.1 Introduction . . . . . . . . . . . . . . . . . . . . . . . . . . . . 15</text:p>
      <text:p text:style-name="P4">4.2 Resampling Population Model . . . . . . . . . . . . . . . . . . 16</text:p>
      <text:p text:style-name="P4">4.2.1 Weighted Samples Approximating Distribution . . . . . 16</text:p>
      <text:p text:style-name="P4">4.2.2 Algorithm . . . . . . . . . . . . . . . . . . . . . . . . . 18</text:p>
      <text:p text:style-name="P4">4.2.3 Numerical Calculation Details . . . . . . . . . . . . . . 19</text:p>
      <text:p text:style-name="P4">4.3 Experiments . . . . . . . . . . . . . . . . . . . . . . . . . . . . 21</text:p>
      <text:p text:style-name="P4">4.3.1 Benchmark Problems . . . . . . . . . . . . . . . . . . . 21</text:p>
      <text:p text:style-name="P4">4.3.2 Experimental Setup . . . . . . . . . . . . . . . . . . . . 22</text:p>
      <text:p text:style-name="P4">4.3.3 Results . . . . . . . . . . . . . . . . . . . . . . . . . . . 23</text:p>
      <text:p text:style-name="P4">4.4 Discussions . . . . . . . . . . . . . . . . . . . . . . . . . . . . 26</text:p>
      <text:p text:style-name="P4">4.4.1 Diversity of Population . . . . . . . . . . . . . . . . . . 26</text:p>
      <text:p text:style-name="P4">4.4.2 Control of Convergence Speed . . . . . . . . . . . . . . 27</text:p>
      <text:p text:style-name="P4">4.5 Conclusions . . . . . . . . . . . . . . . . . . . . . . . . . . . . 29</text:p>
      <text:p text:style-name="P4">4.5.1 Normalized Importance Sampling . . . . . . . . . . . . 30</text:p>
      <text:p text:style-name="P4">4.5.2 Effective Number of Samples . . . . . . . . . . . . . . . 31</text:p>
      <text:p text:style-name="P3">5 Maintaining Multiple Populations 33</text:p>
      <text:p text:style-name="P4">5.1 Introduction . . . . . . . . . . . . . . . . . . . . . . . . . . . . 33</text:p>
      <text:p text:style-name="P4">5.2 Hierarchical Importance Sampling . . . . . . . . . . . . . . . . 24</text:p>
      <text:p text:style-name="P4">5.2.1 Theoretical Overview . . . . . . . . . . . . . . . . . . . 34</text:p>
      <text:p text:style-name="P4">5.2.2 Comparison between HIS and CE . . . . . . . . . . . . 35</text:p>
      <text:p text:style-name="P4"><text:soft-page-break/>5.2.3 Target Distribution Control . . . . . . . . . . . . . . . 36</text:p>
      <text:p text:style-name="P4">5.2.4 Practical Procedure . . . . . . . . . . . . . . . . . . . . 37</text:p>
      <text:p text:style-name="P4">5.3 Experiments . . . . . . . . . . . . . . . . . . . . . . . . . . . . 38</text:p>
      <text:p text:style-name="P4">5.3.1 Benchmark Problems . . . . . . . . . . . . . . . . . . . 38</text:p>
      <text:p text:style-name="P4">5.3.2 Experimental Setup . . . . . . . . . . . . . . . . . . . . 39</text:p>
      <text:p text:style-name="P4">5.3.3 Results . . . . . . . . . . . . . . . . . . . . . . . . . . . 40</text:p>
      <text:p text:style-name="P4">5.4 Discussion . . . . . . . . . . . . . . . . . . . . . . . . . . . . . 46</text:p>
      <text:p text:style-name="P4">5.4.1 Escaping Local Optima . . . . . . . . . . . . . . . . . . 46</text:p>
      <text:p text:style-name="P4">5.4.2 Iterative EDA . . . . . . . . . . . . . . . . . . . . . . . 47</text:p>
      <text:p text:style-name="P4">5.4.3 Parameters . . . . . . . . . . . . . . . . . . . . . . . . 47</text:p>
      <text:p text:style-name="P4">5.4.4 Computational Cost . . . . . . . . . . . . . . . . . . . 48</text:p>
      <text:p text:style-name="P4">5.4.5 Mixture Model-based EDAs . . . . . . . . . . . . . . . 48</text:p>
      <text:p text:style-name="P4">5.5 Conclusions . . . . . . . . . . . . . . . . . . . . . . . . . . . . 48</text:p>
      <text:p text:style-name="P4">5.6 Relation between MCMC and EOPM . . . . . . . . . . . . . . 49</text:p>
      <text:p text:style-name="P4">5.7 Normalized Importance Sampling . . . . . . . . . . . . . . . . 50</text:p>
      <text:p text:style-name="P1"><text:span text:style-name="T1">5.8 Adjust Threshold ˜ </text:span><text:span text:style-name="T2">f </text:span><text:span text:style-name="T1">. . . . . . . . . . . . . . . . . . . . . . . . 50</text:span></text:p>
      <text:p text:style-name="P3">6 Population Convergence Schedule 51</text:p>
      <text:p text:style-name="P4">6.1 Introduction . . . . . . . . . . . . . . . . . . . . . . . . . . . . 51</text:p>
      <text:p text:style-name="P4">6.2 Entropy Reduction Schedule . . . . . . . . . . . . . . . . . . . 52</text:p>
      <text:p text:style-name="P4">6.3 Experiments . . . . . . . . . . . . . . . . . . . . . . . . . . . . 54</text:p>
      <text:p text:style-name="P4">6.4 Results . . . . . . . . . . . . . . . . . . . . . . . . . . . . . . . 54</text:p>
      <text:p text:style-name="P4">6.5 Discussion . . . . . . . . . . . . . . . . . . . . . . . . . . . . . 60</text:p>
      <text:p text:style-name="P4">6.6 Summary . . . . . . . . . . . . . . . . . . . . . . . . . . . . . 61</text:p>
      <text:p text:style-name="P3">7 Experimental Analysis 62</text:p>
      <text:p text:style-name="P4">7.1 Introduction . . . . . . . . . . . . . . . . . . . . . . . . . . . . 62</text:p>
      <text:p text:style-name="P4">7.2 Hierachical Importance Sampling with Resampling Population</text:p>
      <text:p text:style-name="P4">Model . . . . . . . . . . . . . . . . . . . . . . . . . . . . . . . 63</text:p>
      <text:p text:style-name="P4">7.3 Experiments . . . . . . . . . . . . . . . . . . . . . . . . . . . . 64</text:p>
      <text:p text:style-name="P4">7.4 Results . . . . . . . . . . . . . . . . . . . . . . . . . . . . . . . 64</text:p>
      <text:p text:style-name="P4">7.5 Discussion . . . . . . . . . . . . . . . . . . . . . . . . . . . . . 74</text:p>
      <text:p text:style-name="P4">7.6 Summary . . . . . . . . . . . . . . . . . . . . . . . . . . . . . 75</text:p>
      <text:p text:style-name="P3">8 Conclusions and Future Directions 76</text:p>
      <text:p text:style-name="P4">8.1 Summary of This Thesis . . . . . . . . . . . . . . . . . . . . . 77</text:p>
      <text:p text:style-name="P4">8.2 Future Directions . . . . . . . . . . . . . . . . . . . . . . . . . 80</text:p>
      <text:p text:style-name="P3">Bibliography 9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CAPNV+CMBX12" svg:font-family="DCAPNV+CMBX12"/>
    <style:font-face style:name="Lucidasans1" svg:font-family="Lucidasans"/>
    <style:font-face style:name="SZPZAA+CMMI12" svg:font-family="SZPZAA+CMMI12"/>
    <style:font-face style:name="WPXKLL+CMR12" svg:font-family="WPXKLL+CMR12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ＭＳ Ｐゴシック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21T08:33:20</meta:creation-date>
    <dc:date>2007-12-21T08:41:09</dc:date>
    <meta:editing-cycles>1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1" meta:word-count="331" meta:character-count="4994"/>
  </office:meta>
</office:document-meta>
</file>